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Berechnuing Volsus</text:p>
          </table:table-cell>
          <table:table-cell table:number-columns-repeated="10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>
            <text:p>Messwerte:</text:p>
          </table:table-cell>
          <table:table-cell table:number-columns-repeated="5"/>
          <table:table-cell office:value-type="string">
            <text:p>B(d)</text:p>
          </table:table-cell>
          <table:table-cell office:value-type="string">
            <text:p>b(d+h)</text:p>
          </table:table-cell>
          <table:table-cell office:value-type="string">
            <text:p>grad z</text:p>
          </table:table-cell>
          <table:table-cell/>
          <table:table-cell office:value-type="string">
            <text:p>Vol sus</text:p>
          </table:table-cell>
        </table:table-row>
        <table:table-row table:style-name="ro1">
          <table:table-cell office:value-type="string">
            <text:p>Material</text:p>
          </table:table-cell>
          <table:table-cell office:value-type="string">
            <text:p>delta m</text:p>
          </table:table-cell>
          <table:table-cell office:value-type="string">
            <text:p>R</text:p>
          </table:table-cell>
          <table:table-cell office:value-type="string">
            <text:p>h</text:p>
          </table:table-cell>
          <table:table-cell office:value-type="string">
            <text:p>d+h</text:p>
          </table:table-cell>
          <table:table-cell/>
          <table:table-cell office:value-type="string">
            <text:p>für alle</text:p>
          </table:table-cell>
          <table:table-cell table:number-columns-repeated="4"/>
        </table:table-row>
        <table:table-row table:style-name="ro1">
          <table:table-cell office:value-type="string">
            <text:p>Alu</text:p>
          </table:table-cell>
          <table:table-cell table:style-name="ce1" table:formula="of:=(0.41-0.38)*0.001" office:value-type="float" office:value="0.00003">
            <text:p>3,00E-05</text:p>
          </table:table-cell>
          <table:table-cell office:value-type="float" office:value="0.02">
            <text:p>0,02</text:p>
          </table:table-cell>
          <table:table-cell table:style-name="ce2" office:value-type="float" office:value="0.005">
            <text:p>5,00E-003</text:p>
          </table:table-cell>
          <table:table-cell table:style-name="ce1" table:formula="of:=[.$B$18]+[.D9]" office:value-type="float" office:value="0.006">
            <text:p>6,00E-03</text:p>
          </table:table-cell>
          <table:table-cell/>
          <table:table-cell table:formula="of:=([.$B$16]/2)*(([.D9]+[.B18])/([.C12]^2+([.D12]+[.B18])^2)^(1/2)-([.B18])/([.C12]^2+[.B18]^2)^(1/2))" office:value-type="float" office:value="0.152219220086685">
            <text:p>0,15</text:p>
          </table:table-cell>
          <table:table-cell table:formula="of:=([.$B$16]/2)*(([.$D$12]+[.E9])/([.$C$12]^2+([.$D$12]+[.E9])^2)^(1/2)-([.E9])/([.$C$12]^2+[.E9]^2)^(1/2))" office:value-type="float" office:value="0.138509510608924">
            <text:p>0,14</text:p>
          </table:table-cell>
          <table:table-cell table:style-name="ce1" table:formula="of:=([.$G$9]^2-[.H9]^2)/[.D9]" office:value-type="float" office:value="0.797161286935032">
            <text:p>7,97E-01</text:p>
          </table:table-cell>
          <table:table-cell/>
          <table:table-cell table:style-name="ce1" table:formula="of:=(2*[.$B$20]*[.B9]*[.$B$14])/([.C9]^2*[.D9]*[.$B$21]*[.I9])" office:value-type="float" office:value="0.000147719162886163">
            <text:p>1,48E-04</text:p>
          </table:table-cell>
        </table:table-row>
        <table:table-row table:style-name="ro1">
          <table:table-cell office:value-type="string">
            <text:p>Glas </text:p>
          </table:table-cell>
          <table:table-cell table:style-name="ce1" office:value-type="float" office:value="-0.00003">
            <text:p>-3,00E-05</text:p>
          </table:table-cell>
          <table:table-cell office:value-type="float" office:value="0.02">
            <text:p>0,02</text:p>
          </table:table-cell>
          <table:table-cell table:style-name="ce2" office:value-type="float" office:value="0.008">
            <text:p>8,00E-003</text:p>
          </table:table-cell>
          <table:table-cell table:style-name="ce1" table:formula="of:=[.$B$18]+[.D10]" office:value-type="float" office:value="0.009">
            <text:p>9,00E-03</text:p>
          </table:table-cell>
          <table:table-cell table:number-columns-repeated="2"/>
          <table:table-cell table:formula="of:=([.$B$16]/2)*(([.$D$12]+[.E10])/([.$C$12]^2+([.$D$12]+[.E10])^2)^(1/2)-([.E10])/([.$C$12]^2+[.E10]^2)^(1/2))" office:value-type="float" office:value="0.126727637080068">
            <text:p>0,13</text:p>
          </table:table-cell>
          <table:table-cell table:style-name="ce1" table:formula="of:=([.$G$9]^2-[.H10]^2)/[.D10]" office:value-type="float" office:value="0.888849620487659">
            <text:p>8,89E-01</text:p>
          </table:table-cell>
          <table:table-cell/>
          <table:table-cell table:style-name="ce1" table:formula="of:=(2*[.$B$20]*[.B10]*[.$B$14])/([.C10]^2*[.D10]*[.$B$21]*[.I10])" office:value-type="float" office:value="-0.0000828008439764912">
            <text:p>-8,28E-05</text:p>
          </table:table-cell>
        </table:table-row>
        <table:table-row table:style-name="ro1">
          <table:table-cell office:value-type="string">
            <text:p>Graphit</text:p>
          </table:table-cell>
          <table:table-cell table:style-name="ce2" table:formula="of:=(0.42-1.59)*0.001" office:value-type="float" office:value="-0.00117">
            <text:p>-1,17E-003</text:p>
          </table:table-cell>
          <table:table-cell office:value-type="float" office:value="0.02">
            <text:p>0,02</text:p>
          </table:table-cell>
          <table:table-cell table:style-name="ce2" office:value-type="float" office:value="0.005">
            <text:p>5,00E-003</text:p>
          </table:table-cell>
          <table:table-cell table:style-name="ce1" table:formula="of:=[.$B$18]+[.D11]" office:value-type="float" office:value="0.006">
            <text:p>6,00E-03</text:p>
          </table:table-cell>
          <table:table-cell table:number-columns-repeated="2"/>
          <table:table-cell table:formula="of:=([.$B$16]/2)*(([.$D$12]+[.E11])/([.$C$12]^2+([.$D$12]+[.E11])^2)^(1/2)-([.E11])/([.$C$12]^2+[.E11]^2)^(1/2))" office:value-type="float" office:value="0.138509510608924">
            <text:p>0,14</text:p>
          </table:table-cell>
          <table:table-cell table:style-name="ce1" table:formula="of:=([.$G$9]^2-[.H11]^2)/[.D11]" office:value-type="float" office:value="0.797161286935032">
            <text:p>7,97E-01</text:p>
          </table:table-cell>
          <table:table-cell/>
          <table:table-cell table:style-name="ce1" table:formula="of:=(2*[.$B$20]*[.B11]*[.$B$14])/([.C11]^2*[.D11]*[.$B$21]*[.I11])" office:value-type="float" office:value="-0.00576104735256036">
            <text:p>-5,76E-03</text:p>
          </table:table-cell>
        </table:table-row>
        <table:table-row table:style-name="ro1">
          <table:table-cell office:value-type="string">
            <text:p>Magnet</text:p>
          </table:table-cell>
          <table:table-cell/>
          <table:table-cell office:value-type="float" office:value="0.03">
            <text:p>0,03</text:p>
          </table:table-cell>
          <table:table-cell table:style-name="ce1" office:value-type="float" office:value="0.005">
            <text:p>5,00E-03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g</text:p>
          </table:table-cell>
          <table:table-cell office:value-type="float" office:value="9.813">
            <text:p>9,81</text:p>
          </table:table-cell>
          <table:table-cell table:number-columns-repeated="9"/>
        </table:table-row>
        <table:table-row table:style-name="ro1">
          <table:table-cell office:value-type="string">
            <text:p>d</text:p>
          </table:table-cell>
          <table:table-cell table:style-name="ce2" office:value-type="float" office:value="0.001">
            <text:p>1,00E-003</text:p>
          </table:table-cell>
          <table:table-cell table:number-columns-repeated="9"/>
        </table:table-row>
        <table:table-row table:style-name="ro1">
          <table:table-cell office:value-type="string">
            <text:p>B m</text:p>
          </table:table-cell>
          <table:table-cell office:value-type="float" office:value="1.87">
            <text:p>1,8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</text:p>
          </table:table-cell>
          <table:table-cell table:style-name="ce2" office:value-type="float" office:value="0.001">
            <text:p>1,00E-00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Mu 0</text:p>
          </table:table-cell>
          <table:table-cell table:style-name="ce1" table:formula="of:=4*3.1415926*0.0000001" office:value-type="float" office:value="0.00000125663704">
            <text:p>1,26E-06</text:p>
          </table:table-cell>
          <table:table-cell table:number-columns-repeated="9"/>
        </table:table-row>
        <table:table-row table:style-name="ro1">
          <table:table-cell office:value-type="string">
            <text:p>pi</text:p>
          </table:table-cell>
          <table:table-cell table:style-name="ce3" office:value-type="float" office:value="3.14159265358979">
            <text:p>3,14</text:p>
          </table:table-cell>
          <table:table-cell table:number-columns-repeated="9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Glas graphit hier <text:s/>und in Protokoll vertausct?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20.11.2017</text:date>, <text:time>23:2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5M54S</meta:editing-duration>
    <meta:editing-cycles>5</meta:editing-cycles>
    <meta:generator>OpenOffice/4.1.1$Win32 OpenOffice.org_project/411m6$Build-9775</meta:generator>
    <dc:date>2017-11-20T23:25:15.51</dc:date>
    <dc:creator>Hauke Hawighorst</dc:creator>
    <meta:document-statistic meta:table-count="3" meta:cell-count="53" meta:object-count="0"/>
    <meta:user-defined meta:name="Info 1"/>
    <meta:user-defined meta:name="Info 2"/>
    <meta:user-defined meta:name="Info 3"/>
    <meta:user-defined meta:name="Info 4"/>
  </office:meta>
</office:document-meta>
</file>